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d4d4d4" fo:background-color="transparent"/>
    </style:style>
    <style:style style:name="P4" style:family="paragraph" style:parent-style-name="Standard">
      <style:paragraph-properties style:line-height-at-least="0.503cm"/>
      <style:text-properties fo:background-color="transparen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808080" style:font-name="Consolas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808080" fo:background-color="transparent"/>
    </style:style>
    <style:style style:name="P9" style:family="paragraph" style:parent-style-name="Standard">
      <style:paragraph-properties style:line-height-at-least="0.503cm"/>
      <style:text-properties fo:color="#808080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11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808080" fo:background-color="transparent"/>
    </style:style>
    <style:style style:name="T1" style:family="text">
      <style:text-properties fo:color="#d4d4d4" style:font-name="Consolas" fo:font-size="10.5pt" fo:font-weight="normal" fo:background-color="transparent"/>
    </style:style>
    <style:style style:name="T2" style:family="text">
      <style:text-properties fo:color="#d4d4d4" style:font-name="Consolas" fo:font-size="10.5pt" fo:font-weight="bold" fo:background-color="transparent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6a9955" style:font-name="Consolas" fo:font-size="10.5pt" fo:font-weight="normal"/>
    </style:style>
    <style:style style:name="T10" style:family="text">
      <style:text-properties fo:color="#c586c0"/>
    </style:style>
    <style:style style:name="T11" style:family="text">
      <style:text-properties fo:color="#dcdcaa"/>
    </style:style>
    <style:style style:name="T12" style:family="text">
      <style:text-properties fo:color="#dcdcaa" style:font-name="Consolas" fo:font-size="10.5pt" fo:font-weight="normal"/>
    </style:style>
    <style:style style:name="T13" style:family="text">
      <style:text-properties fo:color="#d7ba7d"/>
    </style:style>
    <style:style style:name="T14" style:family="text">
      <style:text-properties fo:color="#b5cea8" style:font-name="Consolas" fo:font-size="10.5pt" fo:font-weight="normal"/>
    </style:style>
    <style:style style:name="T15" style:family="text">
      <style:text-properties style:use-window-font-color="true" style:font-name="Consolas" fo:font-size="10.5pt" fo:font-weight="bold" fo:background-color="transparen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in.css</text:p>
      <text:p text:style-name="P7"/>
      <text:p text:style-name="P2"><text:span text:style-name="T10">@import</text:span> <text:span text:style-name="T11">url</text:span>(<text:span text:style-name="T7">'https://fonts.googleapis.com/css2?family=Courgette&amp;family=Oswald:wght@200&amp;display=swap'</text:span>);</text:p>
      <text:p text:style-name="P2"><text:span text:style-name="T10">@import</text:span> <text:span text:style-name="T11">url</text:span>(<text:span text:style-name="T7">"https://cdn.jsdelivr.net/npm/bootstrap-icons@1.4.0/font/bootstrap-icons.css"</text:span>);</text:p>
      <text:p text:style-name="P4"/>
      <text:p text:style-name="P2"><text:span text:style-name="T13">h1</text:span>, </text:p>
      <text:p text:style-name="P2"><text:span text:style-name="T13">h2</text:span>, </text:p>
      <text:p text:style-name="P2"><text:span text:style-name="T13">h3</text:span>, </text:p>
      <text:p text:style-name="P2"><text:span text:style-name="T13">h4</text:span>, </text:p>
      <text:p text:style-name="P2"><text:span text:style-name="T13">h5</text:span>, </text:p>
      <text:p text:style-name="P2"><text:span text:style-name="T13">h6</text:span>,</text:p>
      <text:p text:style-name="P2"><text:span text:style-name="T13">.navbar</text:span> <text:span text:style-name="T13">h2</text:span> <text:span text:style-name="T13">a</text:span> {</text:p>
      <text:p text:style-name="P3">    <text:span text:style-name="T5">font-family</text:span><text:span text:style-name="T6">: </text:span><text:span text:style-name="T8">'Courgette'</text:span><text:span text:style-name="T6">, </text:span><text:span text:style-name="T8">cursive</text:span><text:span text:style-name="T6">;</text:span></text:p>
      <text:p text:style-name="P2">}</text:p>
      <text:p text:style-name="P4"/>
      <text:p text:style-name="P2"><text:span text:style-name="T13">p</text:span>, <text:span text:style-name="T13">a</text:span> {</text:p>
      <text:p text:style-name="P3">    <text:span text:style-name="T5">font-family</text:span><text:span text:style-name="T6">: </text:span><text:span text:style-name="T8">'Oswald'</text:span><text:span text:style-name="T6">, </text:span><text:span text:style-name="T8">sans-serif</text:span><text:span text:style-name="T6">;</text:span></text:p>
      <text:p text:style-name="P2">}</text:p>
      <text:p text:style-name="P11"/>
      <text:p text:style-name="P8"/>
      <text:p text:style-name="P9">styles.css</text:p>
      <text:p text:style-name="P8"/>
      <text:p text:style-name="P2"><text:span text:style-name="T13">.background-cuizine</text:span> {</text:p>
      <text:p text:style-name="P3">    <text:span text:style-name="T9">/* background: linear-gradient(0deg, rgb(0 0 0 / 80%), rgb(0 0 0 / 80%)), url(../img/header.jpg); */</text:span></text:p>
      <text:p text:style-name="P3">    <text:span text:style-name="T5">background-image</text:span><text:span text:style-name="T6">: </text:span><text:span text:style-name="T12">url</text:span><text:span text:style-name="T6">(</text:span><text:span text:style-name="T8">'../img/header.jpg'</text:span><text:span text:style-name="T6">);</text:span></text:p>
      <text:p text:style-name="P3">    <text:span text:style-name="T5">background-position</text:span><text:span text:style-name="T6">: </text:span><text:span text:style-name="T8">center</text:span><text:span text:style-name="T6">;</text:span></text:p>
      <text:p text:style-name="P2">}</text:p>
      <text:p text:style-name="P4"/>
      <text:p text:style-name="P2"><text:span text:style-name="T13">nav</text:span>, <text:span text:style-name="T13">header</text:span> {</text:p>
      <text:p text:style-name="P3">    <text:span text:style-name="T5">background-color</text:span><text:span text:style-name="T6">: </text:span><text:span text:style-name="T12">rgb</text:span><text:span text:style-name="T6">(</text:span><text:span text:style-name="T14">0</text:span><text:span text:style-name="T6"> </text:span><text:span text:style-name="T14">0</text:span><text:span text:style-name="T6"> </text:span><text:span text:style-name="T14">0</text:span><text:span text:style-name="T6"> / </text:span><text:span text:style-name="T14">80%</text:span><text:span text:style-name="T6">);</text:span></text:p>
      <text:p text:style-name="P2">}</text:p>
      <text:p text:style-name="P4"/>
      <text:p text:style-name="P2"><text:span text:style-name="T13">.navbar</text:span> {</text:p>
      <text:p text:style-name="P3">    <text:span text:style-name="T5">border-bottom</text:span><text:span text:style-name="T6">: </text:span><text:span text:style-name="T14">2px</text:span><text:span text:style-name="T6"> </text:span><text:span text:style-name="T8">solid</text:span><text:span text:style-name="T6"> </text:span><text:span text:style-name="T12">rgb</text:span><text:span text:style-name="T6">(</text:span><text:span text:style-name="T14">73</text:span><text:span text:style-name="T6"> </text:span><text:span text:style-name="T14">72</text:span><text:span text:style-name="T6"> </text:span><text:span text:style-name="T14">72</text:span><text:span text:style-name="T6"> / </text:span><text:span text:style-name="T14">80%</text:span><text:span text:style-name="T6">);</text:span></text:p>
      <text:p text:style-name="P2">}</text:p>
      <text:p text:style-name="P4"/>
      <text:p text:style-name="P2"><text:span text:style-name="T13">.navbar</text:span> <text:span text:style-name="T13">h2</text:span> <text:span text:style-name="T13">a</text:span> {</text:p>
      <text:p text:style-name="P3">    <text:span text:style-name="T5">font-size</text:span><text:span text:style-name="T6">: </text:span><text:span text:style-name="T14">30px</text:span><text:span text:style-name="T6">;</text:span></text:p>
      <text:p text:style-name="P2">}</text:p>
      <text:p text:style-name="P4"/>
      <text:p text:style-name="P2"><text:span text:style-name="T13">.header-cuizine-row</text:span> {</text:p>
      <text:p text:style-name="P3">    <text:span text:style-name="T5">height</text:span><text:span text:style-name="T6">: </text:span><text:span text:style-name="T14">400px</text:span><text:span text:style-name="T6">;</text:span></text:p>
      <text:p text:style-name="P2">}</text:p>
      <text:p text:style-name="P4"><text:soft-page-break/></text:p>
      <text:p text:style-name="P2"><text:span text:style-name="T13">.header-cuizine-row</text:span> <text:span text:style-name="T13">img</text:span> {</text:p>
      <text:p text:style-name="P3">    <text:span text:style-name="T5">width</text:span><text:span text:style-name="T6">: </text:span><text:span text:style-name="T14">80px</text:span><text:span text:style-name="T6">;</text:span></text:p>
      <text:p text:style-name="P2">}</text:p>
      <text:p text:style-name="P4"/>
      <text:p text:style-name="P2"><text:span text:style-name="T13">.section-articles</text:span> &gt; <text:span text:style-name="T13">h2</text:span> {</text:p>
      <text:p text:style-name="P3">    <text:span text:style-name="T5">font-family</text:span><text:span text:style-name="T6">: </text:span><text:span text:style-name="T8">'Oswald'</text:span><text:span text:style-name="T6">, </text:span><text:span text:style-name="T8">sans-serif</text:span><text:span text:style-name="T6">;</text:span></text:p>
      <text:p text:style-name="P3">    <text:span text:style-name="T5">font-weight</text:span><text:span text:style-name="T6">: </text:span><text:span text:style-name="T8">bold</text:span><text:span text:style-name="T6">;</text:span></text:p>
      <text:p text:style-name="P2">}</text:p>
      <text:p text:style-name="P4"/>
      <text:p text:style-name="P2"><text:span text:style-name="T13">.section-articles</text:span> <text:span text:style-name="T13">a</text:span> {</text:p>
      <text:p text:style-name="P3">    <text:span text:style-name="T5">color</text:span><text:span text:style-name="T6">: </text:span><text:span text:style-name="T8">#000</text:span><text:span text:style-name="T6">;</text:span></text:p>
      <text:p text:style-name="P3">    <text:span text:style-name="T5">text-decoration</text:span><text:span text:style-name="T6">: </text:span><text:span text:style-name="T8">none</text:span><text:span text:style-name="T6">;</text:span></text:p>
      <text:p text:style-name="P2">}</text:p>
      <text:p text:style-name="P4"/>
      <text:p text:style-name="P2"><text:span text:style-name="T13">.section-articles</text:span> <text:span text:style-name="T13">img</text:span> {</text:p>
      <text:p text:style-name="P3">    <text:span text:style-name="T5">width</text:span><text:span text:style-name="T6">: </text:span><text:span text:style-name="T14">100%</text:span><text:span text:style-name="T6">;</text:span></text:p>
      <text:p text:style-name="P2">}</text:p>
      <text:p text:style-name="P4"/>
      <text:p text:style-name="P2"><text:span text:style-name="T13">aside</text:span> <text:span text:style-name="T13">button</text:span> {</text:p>
      <text:p text:style-name="P3">    <text:span text:style-name="T5">width</text:span><text:span text:style-name="T6">: </text:span><text:span text:style-name="T14">100%</text:span><text:span text:style-name="T6">;</text:span></text:p>
      <text:p text:style-name="P2">}</text:p>
      <text:p text:style-name="P4"/>
      <text:p text:style-name="P2"><text:span text:style-name="T13">footer</text:span> <text:span text:style-name="T13">a</text:span> {</text:p>
      <text:p text:style-name="P3">    <text:span text:style-name="T5">color</text:span><text:span text:style-name="T6">: </text:span><text:span text:style-name="T8">#fff</text:span><text:span text:style-name="T6">;</text:span></text:p>
      <text:p text:style-name="P2">}</text:p>
      <text:p text:style-name="P4"/>
      <text:p text:style-name="P2"><text:span text:style-name="T13">footer</text:span> <text:span text:style-name="T13">ul</text:span> {</text:p>
      <text:p text:style-name="P3">    <text:span text:style-name="T5">list-style-type</text:span><text:span text:style-name="T6">: </text:span><text:span text:style-name="T8">none</text:span><text:span text:style-name="T6">;</text:span></text:p>
      <text:p text:style-name="P3">    <text:span text:style-name="T5">padding-left</text:span><text:span text:style-name="T6">: </text:span><text:span text:style-name="T14">0</text:span><text:span text:style-name="T6">;</text:span></text:p>
      <text:p text:style-name="P2">}</text:p>
      <text:p text:style-name="P4"/>
      <text:p text:style-name="P2"><text:span text:style-name="T13">aside</text:span> <text:span text:style-name="T13">i.bi</text:span>, <text:span text:style-name="T13">footer</text:span> <text:span text:style-name="T13">i.bi</text:span> {</text:p>
      <text:p text:style-name="P3">    <text:span text:style-name="T5">padding</text:span><text:span text:style-name="T6">: </text:span><text:span text:style-name="T14">5px</text:span><text:span text:style-name="T6">;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.503cm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Consolas" fo:font-size="10.5pt" fo:font-weight="bold" fo:background-color="transparent" style:font-weight-asian="bold" style:font-weight-complex="bold"/>
    </style:style>
    <style:style style:name="MT2" style:family="text">
      <style:text-properties fo:color="#d4d4d4" style:font-name="Consolas" fo:font-size="10.5pt" fo:font-weight="normal" fo:background-color="transparent"/>
    </style:style>
    <style:style style:name="MT3" style:family="text">
      <style:text-properties style:text-underline-style="none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 de Cui'zine</text:span><text:span text:style-name="MT2"><text:tab/></text:span><text:tab/><text:tab/><text:tab/>Using bootstrap<text:tab/><text:tab/><text:tab/><text:span text:style-name="MT3">HTML</text:span> et <text:span text:style-name="MT4">CSS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22:35.28</meta:creation-date>
    <dc:date>2021-03-21T14:50:07.55</dc:date>
    <meta:editing-duration>PT7M21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2" meta:paragraph-count="62" meta:word-count="149" meta:character-count="1164"/>
  </office:meta>
</office:document-meta>
</file>